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s" fo:country="ES"/>
    </style:style>
    <style:style style:name="T1"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ganització d’una entitat bancària</text:h>
      <text:p text:style-name="P1"/>
      <text:p text:style-name="P1">Les dues funcions principals que tenen els bancs són captar l’estalvi i canalitzar-lo cap a la inversió mitjançant operacions passives i actives respectivament.</text:p>
      <text:p text:style-name="P1"/>
      <text:p text:style-name="P1">L’entitat bancària ha de prestar especial atenció als aspectes següents:</text:p>
      <text:p text:style-name="P1"/>
      <text:p text:style-name="List_20_Indent">La rendibilitat de la inversió, és a dir, quins beneficis s’obtindran de l’operació.</text:p>
      <text:p text:style-name="List_20_Indent">La seguretat de la inversió, és a dir, la recuperació dels recursos que s’han invertit.</text:p>
      <text:p text:style-name="List_20_Indent">L’existència de liquiditat per poder restituir els dipòsits que provenen del públic.</text:p>
      <text:p text:style-name="Standard"><text:span text:style-name="T1">Per aconseguir aquests objectius, es necessita establir una organització i fer servir els canals de distribució adequats. </text:span></text:p>
      <text:p text:style-name="P1"/>
      <text:p text:style-name="P1">El conseller delegat és qui coordina les diverses àrees de negoci, que són el resultat de la segmentació de la clientela que fa l’entitat. Podem mencionar les següents:</text:p>
      <text:p text:style-name="P1"/>
      <text:p text:style-name="P1">Banca universal: activitat que permet oferir tots els productes, serveis i operacions financeres a tots els possibles clients del mercat on opera l’entitat.</text:p>
      <text:p text:style-name="P1"/>
      <text:p text:style-name="P1">Banca minorista o banca al detall: ofereix serveis al públic en general i treballa amb petites i mitjanes empreses.</text:p>
      <text:p text:style-name="P1"/>
      <text:p text:style-name="P1">Banca majorista o banca a l’engròs: treballa amb grans volums i amb empreses de gran envergadura i inverteix principalment al mercat interbancari.</text:p>
      <text:p text:style-name="P1"/>
      <text:p text:style-name="P1">Banca comercial: treballa amb particulars i finança el cicle productiu de les empreses, però sense participar en el seu capital.</text:p>
      <text:p text:style-name="P1"/>
      <text:p text:style-name="P1">Banca industrial: a part de finançar el cicle productiu de les empreses, participa en el seu capital.</text:p>
      <text:p text:style-name="P1"/>
      <text:p text:style-name="P1">Banca mixta: exercici conjunt de la banca comercial i la banca industrial.</text:p>
      <text:p text:style-name="P1"/>
      <text:p text:style-name="P1">Banca de negocis: especialitzada en el finançament de grans empreses, en la realització d’operacions a l’exterior, en la gestió de les inversions i de la tresoreria de les empreses, en les activitats en el camp de les fusions i en les adquisicions d’empreses.</text:p>
      <text:p text:style-name="P1"/>
      <text:p text:style-name="P1">Banca corporativa: presta serveis d’assessorament i finançament a grans empreses, multinacionals i corporacions.</text:p>
      <text:p text:style-name="P1"/>
      <text:p text:style-name="P1">Banca personal: gestiona les carteres d’inversions i presta serveis bancaris a una clientela formada per persones físiques de renda mitjana o alta.</text:p>
      <text:p text:style-name="P1"/>
      <text:p text:style-name="P1">Banca privada: va dirigida a clients amb una estructura patrimonial i d’inversions complexa que necessita un assessorament integral. </text:p>
      <text:p text:style-name="P1"/>
      <text:p text:style-name="P1">Banca internacional.</text:p>
      <text:p text:style-name="P1"/>
      <text:p text:style-name="P1">Les àrees de suport poden ser les següents:</text:p>
      <text:p text:style-name="P1"/>
      <text:p text:style-name="List_20_Indent"><text:soft-page-break/>Recursos humans.</text:p>
      <text:p text:style-name="List_20_Indent">Organització i sistemes.</text:p>
      <text:p text:style-name="List_20_Indent">Riscos.</text:p>
      <text:p text:style-name="List_20_Indent">Direcció financera.</text:p>
      <text:p text:style-name="List_20_Indent">Assumptes jurídics.</text:p>
      <text:p text:style-name="List_20_Indent">Comunicació.</text:p>
      <text:p text:style-name="List_20_Indent">Administració.</text:p>
      <text:p text:style-name="List_20_Indent">Comercial.</text:p>
      <text:p text:style-name="P1"/>
      <text:h text:style-name="Heading_20_4" text:outline-level="4">Organització de les oficines bancàries</text:h>
      <text:p text:style-name="Standard"><text:span text:style-name="T1">Una oficina bancària o sucursal és un establiment que depèn d’una seu central, normalment situada en un altre indret, i que realitza les mateixes activitats que la seu central i la representa en aquella zona. La xarxa de sucursals es troba al final de l’organigrama de les entitats bancàries (excepte en el cas de les que operen al mercat només en forma de banca telefònica i per Internet), ja que són les que tenen contacte directe amb el públic i les que executen tant les estratègies bancàries que han decidit aplicar els directors de zona com les seves pròpies. Vegem alguns aspectes que hi estan relacionats.</text:span></text:p>
      <text:p text:style-name="P1"/>
      <text:p text:style-name="P1"/>
      <text:h text:style-name="Heading_20_4" text:outline-level="4">Organització funcional</text:h>
      <text:p text:style-name="Standard"><text:span text:style-name="T1">Es pot afirmar que un banc és modern quan la seva estructura organitzativa s’adapta als canvis del mercat. El desenvolupament de les noves tecnologies i la globalització de l’economia han transformat el model clàssic de gestió i d’organització bancària.</text:span></text:p>
      <text:p text:style-name="P1"/>
      <text:p text:style-name="P1">Aquesta transformació ha afectat tant les oficines centrals com la xarxa de sucursals.</text:p>
      <text:p text:style-name="P1"/>
      <text:p text:style-name="P1">Amb l’aparició de les primeres tecnologies, es va produir una concentració d’operacions i de serveis a les oficines centrals, ja que aquestes eren les que allotjaven els grans sistemes informàtics que es feien servir tant per a tasques rutinàries d’emmagatzematge d’informació com per al tractament de les dades dels diversos productes i serveis financers. Per tant, només les oficines centrals podien oferir als clients una gamma completa de serveis especialitzats.</text:p>
      <text:p text:style-name="P1"/>
      <text:p text:style-name="P1">Aquest model era poc rendible perquè no s’aprofitaven els recursos i no s’adaptava a les exigències del mercat, de manera que es va iniciar un procés de descentralització per tal que les oficines o sucursals bancàries poguessin assumir una gran varietat d’activitats i prestar als clients tot tipus de serveis, tot i que alguns d’aquests serveis segueixen sent exclusius de les oficines centrals, com els que presta la banca corporativa, especialitzada en serveis de banca de negocis o inversions a grans empreses, multinacionals i corporacions.</text:p>
      <text:p text:style-name="P1"/>
      <text:p text:style-name="P1">En el cas de les sucursals, la informatització ha permès agrupar tasques que abans estaven dividides entre diverses categories d’empleats. Aquest és el cas de les tasques purament administraves, realitzades pels auxiliars i oficials administratius, i de les tasques de control de la producció, realitzades pels interventors.</text:p>
      <text:p text:style-name="P1"/>
      <text:p text:style-name="P1">La conseqüència és que el model d’organització bancària ha deixat de ser jeràrquic i predominantment administratiu i ha passat a ser més horitzontal i centrat en l’activitat comercial.</text:p>
      <text:p text:style-name="P1"><text:soft-page-break/></text:p>
      <text:p text:style-name="P1">Aquest canvi ha comportat una reestructuració de les tasques, de manera que l’actual organigrama funcional d’una oficina bancària podria ser el següent:</text:p>
      <text:p text:style-name="P1"/>
      <text:p text:style-name="P1">Directors d’oficina: dirigeixen i coordinen l’activitat comercial de la seva oficina. A més, coneixen els seus clients i fan un seguiment de la cartera de préstecs i crèdits, cosa que, segons s’ha pogut demostrar, disminueix la morositat.</text:p>
      <text:p text:style-name="P1"/>
      <text:p text:style-name="P1">Gestors de clients: aquest grup ha assumit les funcions dels antics caps i gestors comercials. Aquest grup inclou el gestor de banca personal, el gestor de particulars, el gestor de vendes, el gestor d’empresa, etc.</text:p>
      <text:p text:style-name="P1"/>
      <text:p text:style-name="P1">Gestors d’operativa interna: han assumit les funcions dels antics interventors i se’ls han assignat altres funcions relacionades amb la pròpia gestió de l’oficina. També s’encarreguen del control pressupostari, de la comptabilitat dels costos, dels recursos humans i materials (organització i control de l’oficina), de les habilitats socials (comunicació, informació, formació i motivació), de les tasques comercials i del control de qualitat. En algunes entitats encara s’anomenen interventors, mentre que en altres entitats s’anomenen subdirectors.</text:p>
      <text:p text:style-name="P1"/>
      <text:p text:style-name="P1">Administratius: potser és el col•lectiu que més canvis ha experimentat. D’un administratiu especialitzat, ja sigui en comptes corrents i d’estalvi, en girs i transferències o en cobraments i pagaments en finestreta, s’ha passat a un sol administratiu polivalent i funcional que ha de conèixer i realitzar totes aquestes tasques. Però no és només això, ja que també se’ls han assignat funcions de tipus comercial, de manera que han de realitzar cursos de formació sobre tècniques de venda i coneixement dels productes bancaris i parabancaris (assegurances, viatges, immobles, assessoramen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4T16:32:08.06</meta:creation-date>
    <dc:date>2009-07-24T17:11:55.06</dc:date>
    <meta:editing-duration>PT00H34M05S</meta:editing-duration>
    <meta:editing-cycles>3</meta:editing-cycles>
    <meta:generator>OpenOffice.org/3.0$Win32 OpenOffice.org_project/300m9$Build-9358</meta:generator>
    <meta:document-statistic meta:table-count="0" meta:image-count="0" meta:object-count="0" meta:page-count="3" meta:paragraph-count="42" meta:word-count="1006" meta:character-count="6649"/>
    <meta:user-defined meta:name="Informació 1"/>
    <meta:user-defined meta:name="Informació 2"/>
    <meta:user-defined meta:name="Informació 3"/>
    <meta:user-defined meta:name="Informació 4"/>
  </office:meta>
</office:document-meta>
</file>